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6141" officeooo:paragraph-rsid="00156141"/>
    </style:style>
    <style:style style:name="P2" style:family="paragraph" style:parent-style-name="Text_20_body">
      <style:text-properties officeooo:paragraph-rsid="00156141"/>
    </style:style>
    <style:style style:name="P3" style:family="paragraph" style:parent-style-name="Text_20_body">
      <style:text-properties officeooo:rsid="001675ca" officeooo:paragraph-rsid="001675ca"/>
    </style:style>
    <style:style style:name="P4" style:family="paragraph" style:parent-style-name="Text_20_body">
      <style:text-properties officeooo:rsid="00156141" officeooo:paragraph-rsid="00156141"/>
    </style:style>
    <style:style style:name="P5" style:family="paragraph" style:parent-style-name="Text_20_body">
      <style:text-properties officeooo:rsid="00184643" officeooo:paragraph-rsid="00184643"/>
    </style:style>
    <style:style style:name="P6" style:family="paragraph" style:parent-style-name="Text_20_body">
      <style:text-properties officeooo:rsid="001675ca" officeooo:paragraph-rsid="001675ca"/>
    </style:style>
    <style:style style:name="P7" style:family="paragraph" style:parent-style-name="Text_20_body">
      <style:text-properties officeooo:rsid="0018d95a" officeooo:paragraph-rsid="0018d95a"/>
    </style:style>
    <style:style style:name="P8" style:family="paragraph" style:parent-style-name="Text_20_body">
      <style:text-properties officeooo:rsid="001a3045" officeooo:paragraph-rsid="001a3045"/>
    </style:style>
    <style:style style:name="P9" style:family="paragraph" style:parent-style-name="Text_20_body">
      <style:text-properties officeooo:paragraph-rsid="001a3045"/>
    </style:style>
    <style:style style:name="P10" style:family="paragraph" style:parent-style-name="Text_20_body">
      <style:text-properties officeooo:rsid="001ac463" officeooo:paragraph-rsid="001ac463"/>
    </style:style>
    <style:style style:name="P11" style:family="paragraph" style:parent-style-name="Heading_20_2">
      <style:text-properties officeooo:rsid="00156141" officeooo:paragraph-rsid="00156141"/>
    </style:style>
    <style:style style:name="P12" style:family="paragraph" style:parent-style-name="Heading_20_3">
      <style:paragraph-properties fo:break-before="page"/>
      <style:text-properties officeooo:rsid="001a3045" officeooo:paragraph-rsid="001a3045"/>
    </style:style>
    <style:style style:name="T1" style:family="text">
      <style:text-properties officeooo:rsid="001675ca"/>
    </style:style>
    <style:style style:name="T2" style:family="text">
      <style:text-properties officeooo:rsid="00184643"/>
    </style:style>
    <style:style style:name="T3" style:family="text">
      <style:text-properties officeooo:rsid="0018d95a"/>
    </style:style>
    <style:style style:name="T4" style:family="text">
      <style:text-properties officeooo:rsid="00191cd5"/>
    </style:style>
    <style:style style:name="T5" style:family="text">
      <style:text-properties officeooo:rsid="00196dca"/>
    </style:style>
    <style:style style:name="T6" style:family="text">
      <style:text-properties officeooo:rsid="001a3045"/>
    </style:style>
    <style:style style:name="T7" style:family="text">
      <style:text-properties officeooo:rsid="001ac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Liste des fonctionnalités <text:span text:style-name="T6">(Alpha)</text:span></text:h>
      <text:p text:style-name="P2"/>
      <text:p text:style-name="P1">Inscription</text:p>
      <text:p text:style-name="P3">Désinscription</text:p>
      <text:p text:style-name="P1">Connexion <text:span text:style-name="T1">(avec Facebook / G+)</text:span></text:p>
      <text:p text:style-name="P1">Déconnexion</text:p>
      <text:p text:style-name="P1"><text:span text:style-name="T1">Modifier</text:span> <text:span text:style-name="T1">son</text:span> profil / <text:span text:style-name="T2">ses paramètres</text:span></text:p>
      <text:p text:style-name="P5">Consulter les conditions d'utilisation / <text:span text:style-name="T3">mentions légales</text:span></text:p>
      <text:p text:style-name="P7">Consulter l'aide</text:p>
      <text:p text:style-name="P1">Rechercher un ePub libre</text:p>
      <text:p text:style-name="P1">Importer un ePub libre</text:p>
      <text:p text:style-name="P1">Importer un ePub personnel</text:p>
      <text:p text:style-name="P5">Consulter sa bibliothèque</text:p>
      <text:p text:style-name="P7">Trier sa bibliothèque</text:p>
      <text:p text:style-name="P7">Rechercher un ePub dans sa bibliothèque</text:p>
      <text:p text:style-name="P3">Consulter les informations d'un ePub</text:p>
      <text:p text:style-name="P3"><text:tab/>Lancer <text:span text:style-name="T3">le mode lecture</text:span></text:p>
      <text:p text:style-name="P3"><text:tab/>Tourner une page</text:p>
      <text:p text:style-name="P3"><text:tab/>Accéder à une page donnée / <text:span text:style-name="T3">au début / à la fin</text:span></text:p>
      <text:p text:style-name="P3"><text:tab/>Créer un signet</text:p>
      <text:p text:style-name="P3"><text:tab/>Accéder à un signet</text:p>
      <text:p text:style-name="P3"><text:tab/>Créer une note (Et suivre un lien ?..)</text:p>
      <text:p text:style-name="P3"><text:tab/><text:span text:style-name="T5">Synchroniser ses notes / signets</text:span></text:p>
      <text:p text:style-name="P3"><text:tab/><text:span text:style-name="T3">Rechercher dans l'ePub</text:span></text:p>
      <text:p text:style-name="P3"><text:tab/><text:span text:style-name="T4">Changer les paramètres d'affichage</text:span></text:p>
      <text:p text:style-name="P3"><text:tab/><text:span text:style-name="T3">Quitter le mode lecture</text:span></text:p>
      <text:p text:style-name="P3">Evaluer / Commenter un ePub</text:p>
      <text:p text:style-name="P3">Consulter ses propositions</text:p>
      <text:p text:style-name="P3"/>
      <text:p text:style-name="P3"/>
      <text:h text:style-name="P12" text:outline-level="3">Inscription</text:h>
      <text:p text:style-name="P9"/>
      <text:p text:style-name="P8">Résumé : Permet à un utilisateur non enregistré de créer un profil, en renseignant un certain nombre d'informations personnelles, ainsi qu'un mot de passe, <text:span text:style-name="T7">afin de pouvoir </text:span>accéder à l'application.</text:p>
      <text:p text:style-name="P8">Création : 19/04/2016</text:p>
      <text:p text:style-name="P8">Dernière modification : 19/04/2016</text:p>
      <text:p text:style-name="P8">Version : alpha</text:p>
      <text:p text:style-name="P8">Acteurs concernés : Utilisateurs anonymes</text:p>
      <text:p text:style-name="P8"/>
      <text:p text:style-name="P8">Scénario nominal :</text:p>
      <text:p text:style-name="P10">1. L'utilisateur (anonyme) accède à la page d'acceuil</text:p>
      <text:p text:style-name="P10">2. L'utilisateur accède à la page de création de compte</text:p>
      <text:p text:style-name="P10">3. L'utilisateur remplit les champs de création de compte et valide son inscription</text:p>
      <text:p text:style-name="P10">4. L'application vérifie la conformité des informations fournies</text:p>
      <text:p text:style-name="P10">5. L'application envoie un mail de confirmation à l'adresse fournie et l'indique à l'utilisateur</text:p>
      <text:p text:style-name="P10">6. L'utilisateur accède au lien contenu dans le mail de confirmation</text:p>
      <text:p text:style-name="P10">7. L'application valide la confimation, enregistre le nouvel utilisateur et le renvoie sur la page d'acceuil</text:p>
      <text:p text:style-name="P10"/>
      <text:p text:style-name="P10">Scénarios alternatifs :</text:p>
      <text:p text:style-name="P10">5a : Information non valide</text:p>
      <text:p text:style-name="P10"><text:tab/>1. L'application notifie l'utilisateur qu'un cham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55:41.769818230</meta:creation-date>
    <dc:date>2016-04-19T12:58:20.778460489</dc:date>
    <meta:editing-duration>PT44M1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257" meta:character-count="1697" meta:non-whitespace-character-count="1472"/>
  </office:meta>
</office:document-meta>
</file>